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opacity="100%" draw:opacity-name="Transparency_20_1" draw:textarea-horizontal-align="justify" draw:textarea-vertical-align="middle" draw:auto-grow-height="false" fo:min-height="3.102cm" fo:min-width="4.898cm"/>
    </style:style>
    <style:style style:name="gr2" style:family="graphic" style:parent-style-name="standard">
      <style:graphic-properties svg:stroke-opacity="100%" draw:fill="solid" draw:fill-color="#50938a" draw:opacity="100%" draw:opacity-name="Transparency_20_1" draw:textarea-horizontal-align="justify" draw:textarea-vertical-align="middle" draw:auto-grow-height="false" fo:min-height="3.102cm" fo:min-width="4.898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1.337cm" fo:min-width="1.405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opacity="100%" draw:opacity-name="Transparency_20_1"/>
      <style:paragraph-properties fo:text-align="center"/>
    </style:style>
    <style:style style:name="P2" style:family="paragraph">
      <loext:graphic-properties draw:fill="solid" draw:fill-color="#50938a" draw:opacity="100%" draw:opacity-name="Transparency_20_1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7cm" svg:height="6.35cm" svg:x="1.318cm" svg:y="1.63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5.397cm" svg:height="6.35cm" svg:x="10.843cm" svg:y="1.63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1.905cm" svg:height="1.587cm" svg:x="11.796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1.587cm" svg:x="11.796cm" svg:y="6.0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1.587cm" svg:x="3.858cm" svg:y="3.8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1.587cm" svg:x="3.858cm" svg:y="5.763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763cm" svg:y1="4.81cm" svg:x2="11.796cm" svg:y2="5.128cm">
          <text:p/>
        </draw:line>
        <draw:custom-shape draw:style-name="gr3" draw:text-style-name="P3" draw:layer="layout" svg:width="1.905cm" svg:height="1.587cm" svg:x="14.018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1.587cm" svg:x="1.636cm" svg:y="4.81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763cm" svg:y1="6.398cm" svg:x2="11.796cm" svg:y2="6.715cm">
          <text:p/>
        </draw:line>
        <draw:line draw:style-name="gr4" draw:text-style-name="P4" draw:layer="layout" svg:x1="5.763cm" svg:y1="6.348cm" svg:x2="11.796cm" svg:y2="5.39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square" draw:cx="50%" draw:cy="50%" draw:start="100%" draw:end="0%" draw:angle="0deg" draw:border="0%"/>
    <draw:opacity draw:name="Transparency_20_3" draw:display-name="Transparency 3" draw:style="rectangular" draw:cx="50%" draw:cy="50%" draw:start="100%" draw:end="0%" draw:angle="0deg" draw:border="0%"/>
    <draw:opacity draw:name="Transparency_20_4" draw:display-name="Transparency 4" draw:style="axial" draw:start="100%" draw:end="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5T22:58:19.825802373</meta:creation-date>
    <dc:date>2023-07-15T23:45:55.122316316</dc:date>
    <meta:editing-duration>PT47M36S</meta:editing-duration>
    <meta:editing-cycles>1</meta:editing-cycles>
    <meta:document-statistic meta:object-count="11"/>
    <meta:generator>LibreOffice/7.5.4.2$Linux_X86_64 LibreOffice_project/50$Build-2</meta:generator>
  </office:meta>
</office:document-meta>
</file>